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float" office:value="457" calcext:value-type="float">
            <text:p>457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Precision= 91.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string" calcext:value-type="string">
            <text:p>Recall= 88.5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string" calcext:value-type="string">
            <text:p>F1= 90.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2:05:59.590077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36:49.501103896</meta:creation-date>
    <dc:date>2019-05-16T17:08:03.617860780</dc:date>
    <meta:editing-duration>PT3H6M19S</meta:editing-duration>
    <meta:editing-cycles>10</meta:editing-cycles>
    <meta:generator>LibreOffice/6.0.7.3$Linux_X86_64 LibreOffice_project/00m0$Build-3</meta:generator>
    <meta:document-statistic meta:table-count="1" meta:cell-count="2362" meta:object-count="0"/>
  </office:meta>
</office:document-meta>
</file>